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0fb" officeooo:paragraph-rsid="0005d0fb"/>
    </style:style>
    <style:style style:name="T1" style:family="text">
      <style:text-properties officeooo:rsid="0007c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elf Hisham I <text:span text:style-name="T1">belogs to ...Keral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5:49:44.018581381</meta:creation-date>
    <dc:date>2021-01-29T16:19:01.895136166</dc:date>
    <meta:editing-duration>PT29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6" meta:character-count="35" meta:non-whitespace-character-count="30"/>
  </office:meta>
</office:document-meta>
</file>